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85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42.9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 style:data-style-name="N4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8"/>
    <style:style style:name="ce13" style:family="table-cell" style:parent-style-name="Default" style:data-style-name="N108"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Braugerä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2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</text:p>
            <text:p>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1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urstag</text:p>
          </table:table-cell>
          <table:table-cell/>
        </table:table-row>
        <table:table-row table:style-name="ro1">
          <table:table-cell table:style-name="ce10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1">
          <table:table-cell table:style-name="ce10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1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1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1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1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1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1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1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1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1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1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1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1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7.11.201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3" table:default-cell-style-name="ce1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.00 €</text:p>
          </table:table-cell>
          <table:table-cell table:style-name="ce13" table:formula="of:=[.D2]*[.C2]*[.B2]" office:value-type="currency" office:currency="EUR" office:value="918" calcext:value-type="currency">
            <text:p>918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" office:value-type="currency" office:currency="EUR" office:value="70" calcext:value-type="currency">
            <text:p>7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170" calcext:value-type="currency">
            <text:p>170.00 €</text:p>
          </table:table-cell>
          <table:table-cell table:formula="of:=[.C9]*[.D9]" office:value-type="currency" office:currency="EUR" office:value="85" calcext:value-type="currency">
            <text:p>85.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.85 €</text:p>
          </table:table-cell>
          <table:table-cell table:formula="of:=[.D10]*[.C10]*[.B10]" office:value-type="currency" office:currency="EUR" office:value="117" calcext:value-type="currency">
            <text:p>117.00 €</text:p>
          </table:table-cell>
          <table:table-cell table:style-name="ce12" table:formula="of:=SUM([.E8:.E10])" office:value-type="currency" office:currency="EUR" office:value="272" calcext:value-type="currency">
            <text:p>272.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3.44" calcext:value-type="currency">
            <text:p>13.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7.128" calcext:value-type="currency">
            <text:p>7.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5388" calcext:value-type="currency">
            <text:p>0.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3.294" calcext:value-type="currency">
            <text:p>3.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2.1516" calcext:value-type="currency">
            <text:p>2.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[.C18]*[.B18]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0]*[.C20]*[.B20]" office:value-type="currency" office:currency="EUR" office:value="7.9" calcext:value-type="currency">
            <text:p>7.90 €</text:p>
          </table:table-cell>
          <table:table-cell table:style-name="ce12" table:formula="of:=SUM([.E13:.E20])" office:value-type="currency" office:currency="EUR" office:value="47.4424" calcext:value-type="currency">
            <text:p>47.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currency" office:currency="EUR" office:value="6.99" calcext:value-type="currency">
            <text:p>6.99 €</text:p>
          </table:table-cell>
          <table:table-cell table:formula="of:=[.D23]*ROUNDUP([.C23]*[.B23])" office:value-type="currency" office:currency="EUR" office:value="41.94" calcext:value-type="currency">
            <text:p>41.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D25]*ROUNDUP([.C25]*[.B25])" office:value-type="currency" office:currency="EUR" office:value="13" calcext:value-type="currency">
            <text:p>13.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1.47" calcext:value-type="currency">
            <text:p>1.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7]*[.C27]*[.B27]" office:value-type="currency" office:currency="EUR" office:value="4.47" calcext:value-type="currency">
            <text:p>4.47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.00 €</text:p>
          </table:table-cell>
          <table:table-cell table:formula="of:=[.B28]*[.C28]*[.D28]" office:value-type="currency" office:currency="EUR" office:value="38" calcext:value-type="currency">
            <text:p>38.00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29]*[.C29]*[.B29]" office:value-type="currency" office:currency="EUR" office:value="4.99" calcext:value-type="currency">
            <text:p>4.99 €</text:p>
          </table:table-cell>
          <table:table-cell/>
        </table:table-row>
        <table:table-row table:style-name="ro1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.90 €</text:p>
          </table:table-cell>
          <table:table-cell table:formula="of:=SUM([.E23:.E31])" office:value-type="float" office:value="122.37" calcext:value-type="float">
            <text:p>122.37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13" table:formula="of:=[.E2]-SUM([.E8:.E31])" office:value-type="currency" office:currency="EUR" office:value="476.1876" calcext:value-type="currency">
            <text:p>476.19 €</text:p>
          </table:table-cell>
          <table:table-cell/>
        </table:table-row>
      </table:table>
      <table:table table:name="Kosten 12.01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1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.00 €</text:p>
          </table:table-cell>
          <table:table-cell table:style-name="ce13" table:formula="of:=[.D2]*[.C2]*[.B2]" office:value-type="currency" office:currency="EUR" office:value="600" calcext:value-type="currency">
            <text:p>600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*[.B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*[.B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.60 €</text:p>
          </table:table-cell>
          <table:table-cell table:formula="of:=[.D10]*[.C10]*[.B10]" office:value-type="currency" office:currency="EUR" office:value="85.8" calcext:value-type="currency">
            <text:p>85.80 €</text:p>
          </table:table-cell>
          <table:table-cell table:style-name="ce12" table:formula="of:=SUM([.E8:.E10])" office:value-type="currency" office:currency="EUR" office:value="85.8" calcext:value-type="currency">
            <text:p>85.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0.08" calcext:value-type="currency">
            <text:p>10.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5.346" calcext:value-type="currency">
            <text:p>5.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4041" calcext:value-type="currency">
            <text:p>0.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2.4705" calcext:value-type="currency">
            <text:p>2.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1.6137" calcext:value-type="currency">
            <text:p>1.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ROUNDUP([.C18]*[.B18])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0]*[.C20]*[.B20]" office:value-type="currency" office:currency="EUR" office:value="0" calcext:value-type="currency">
            <text:p>0.00 €</text:p>
          </table:table-cell>
          <table:table-cell table:style-name="ce12" table:formula="of:=SUM([.E13:.E20])" office:value-type="currency" office:currency="EUR" office:value="32.9043" calcext:value-type="currency">
            <text:p>32.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.23</text:p>
          </table:table-cell>
          <table:table-cell office:value-type="currency" office:currency="EUR" office:value="4.72" calcext:value-type="currency">
            <text:p>4.72 €</text:p>
          </table:table-cell>
          <table:table-cell table:formula="of:=[.D23]*ROUNDUP([.C23]*[.B23])" office:value-type="currency" office:currency="EUR" office:value="18.88" calcext:value-type="currency">
            <text:p>18.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B25]*[.C25]*[.D25]" office:value-type="currency" office:currency="EUR" office:value="10.4" calcext:value-type="currency">
            <text:p>10.4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0.49" calcext:value-type="currency">
            <text:p>0.49 €</text:p>
          </table:table-cell>
          <table:table-cell/>
        </table:table-row>
        <table:table-row table:style-name="ro1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7]*[.C27]*[.B27]" office:value-type="currency" office:currency="EUR" office:value="0.49" calcext:value-type="currency">
            <text:p>0.49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8]*[.C28]*[.B28]" office:value-type="currency" office:currency="EUR" office:value="2.98" calcext:value-type="currency">
            <text:p>2.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.95 €</text:p>
          </table:table-cell>
          <table:table-cell table:formula="of:=[.B29]*[.C29]*[.D29]" office:value-type="currency" office:currency="EUR" office:value="18.95" calcext:value-type="currency">
            <text:p>18.95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30]*[.C30]*[.B30]" office:value-type="currency" office:currency="EUR" office:value="0" calcext:value-type="currency">
            <text:p>0.00 €</text:p>
          </table:table-cell>
          <table:table-cell table:style-name="ce12" table:formula="of:=SUM([.E23:.E32])" office:value-type="currency" office:currency="EUR" office:value="66.29" calcext:value-type="currency">
            <text:p>66.29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formula="of:=[.B32]*[.C32]*[.D32]" office:value-type="currency" office:currency="EUR" office:value="4.5" calcext:value-type="currency">
            <text:p>4.50 €</text:p>
          </table:table-cell>
          <table:table-cell/>
        </table:table-row>
        <table:table-row table:style-name="ro1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.19</text:p>
          </table:table-cell>
          <table:table-cell table:formula="of:=[.B33]*[.C33]*[.D33]" office:value-type="currency" office:currency="EUR" office:value="2.38" calcext:value-type="currency">
            <text:p>2.38 €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.69</text:p>
          </table:table-cell>
          <table:table-cell table:formula="of:=[.B34]*[.C34]*[.D34]" office:value-type="currency" office:currency="EUR" office:value="1.69" calcext:value-type="currency">
            <text:p>1.69 €</text:p>
          </table:table-cell>
          <table:table-cell/>
        </table:table-row>
        <table:table-row table:style-name="ro1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.00 €</text:p>
          </table:table-cell>
          <table:table-cell table:style-name="ce12" table:formula="of:=SUM([.E32:.E36])" office:value-type="currency" office:currency="EUR" office:value="8.57" calcext:value-type="currency">
            <text:p>8.57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.9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 table:formula="of:=SUM([.F10:.F36])" office:value-type="currency" office:currency="EUR" office:value="193.5643" calcext:value-type="currency">
            <text:p>193.56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2" table:formula="of:=[.E2]-[.F40]" office:value-type="currency" office:currency="EUR" office:value="406.4357" calcext:value-type="currency">
            <text:p>406.44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/>
        </table:table-row>
      </table:table>
      <table:table table:name="Kosten 16.03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1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3" office:value-type="currency" office:currency="EUR" office:value="200" calcext:value-type="currency">
            <text:p>200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*[.B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*[.B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.00 €</text:p>
          </table:table-cell>
          <table:table-cell table:formula="of:=[.D10]*[.C10]*[.B10]" office:value-type="currency" office:currency="EUR" office:value="70" calcext:value-type="currency">
            <text:p>70.00 €</text:p>
          </table:table-cell>
          <table:table-cell table:style-name="ce12" table:formula="of:=SUM([.E8:.E10])" office:value-type="currency" office:currency="EUR" office:value="70" calcext:value-type="currency">
            <text:p>70.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0.08" calcext:value-type="currency">
            <text:p>10.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5.346" calcext:value-type="currency">
            <text:p>5.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4041" calcext:value-type="currency">
            <text:p>0.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2.4705" calcext:value-type="currency">
            <text:p>2.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1.6137" calcext:value-type="currency">
            <text:p>1.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ROUNDUP([.C18]*[.B18])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09" calcext:value-type="currency">
            <text:p>1.09 €</text:p>
          </table:table-cell>
          <table:table-cell table:formula="of:=[.D20]*[.C20]*[.B20]+1" office:value-type="currency" office:currency="EUR" office:value="7.54" calcext:value-type="currency">
            <text:p>7.54 €</text:p>
          </table:table-cell>
          <table:table-cell table:style-name="ce12" table:formula="of:=SUM([.E13:.E20])" office:value-type="currency" office:currency="EUR" office:value="40.4443" calcext:value-type="currency">
            <text:p>40.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1" calcext:value-type="float">
            <text:p>11</text:p>
          </table:table-cell>
          <table:table-cell office:value-type="float" office:value="0.23" calcext:value-type="float">
            <text:p>0.23</text:p>
          </table:table-cell>
          <table:table-cell office:value-type="currency" office:currency="EUR" office:value="4.72" calcext:value-type="currency">
            <text:p>4.72 €</text:p>
          </table:table-cell>
          <table:table-cell table:formula="of:=[.D23]*ROUNDUP([.C23]*[.B23])" office:value-type="currency" office:currency="EUR" office:value="14.16" calcext:value-type="currency">
            <text:p>14.1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B25]*[.C25]*[.D25]" office:value-type="currency" office:currency="EUR" office:value="7.15" calcext:value-type="currency">
            <text:p>7.15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0.49" calcext:value-type="currency">
            <text:p>0.49 €</text:p>
          </table:table-cell>
          <table:table-cell/>
        </table:table-row>
        <table:table-row table:style-name="ro1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7]*[.C27]*[.B27]" office:value-type="currency" office:currency="EUR" office:value="0.49" calcext:value-type="currency">
            <text:p>0.49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8]*[.C28]*[.B28]" office:value-type="currency" office:currency="EUR" office:value="2.98" calcext:value-type="currency">
            <text:p>2.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.95 €</text:p>
          </table:table-cell>
          <table:table-cell table:formula="of:=[.B29]*[.C29]*[.D29]" office:value-type="currency" office:currency="EUR" office:value="18.95" calcext:value-type="currency">
            <text:p>18.95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30]*[.C30]*[.B30]" office:value-type="currency" office:currency="EUR" office:value="0" calcext:value-type="currency">
            <text:p>0.00 €</text:p>
          </table:table-cell>
          <table:table-cell table:style-name="ce12" table:formula="of:=SUM([.E23:.E32])" office:value-type="currency" office:currency="EUR" office:value="58.32" calcext:value-type="currency">
            <text:p>58.32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formula="of:=[.B32]*[.C32]*[.D32]" office:value-type="currency" office:currency="EUR" office:value="4.5" calcext:value-type="currency">
            <text:p>4.50 €</text:p>
          </table:table-cell>
          <table:table-cell/>
        </table:table-row>
        <table:table-row table:style-name="ro1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.19</text:p>
          </table:table-cell>
          <table:table-cell table:formula="of:=[.B33]*[.C33]*[.D33]" office:value-type="currency" office:currency="EUR" office:value="2.38" calcext:value-type="currency">
            <text:p>2.38 €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.69</text:p>
          </table:table-cell>
          <table:table-cell table:formula="of:=[.B34]*[.C34]*[.D34]" office:value-type="currency" office:currency="EUR" office:value="1.69" calcext:value-type="currency">
            <text:p>1.69 €</text:p>
          </table:table-cell>
          <table:table-cell/>
        </table:table-row>
        <table:table-row table:style-name="ro1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.00 €</text:p>
          </table:table-cell>
          <table:table-cell table:style-name="ce12" table:formula="of:=SUM([.E32:.E36])" office:value-type="currency" office:currency="EUR" office:value="8.57" calcext:value-type="currency">
            <text:p>8.57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.9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 table:formula="of:=SUM([.F10:.F36])" office:value-type="currency" office:currency="EUR" office:value="177.3343" calcext:value-type="currency">
            <text:p>177.33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2" table:formula="of:=[.E2]-[.F40]" office:value-type="currency" office:currency="EUR" office:value="22.6657" calcext:value-type="currency">
            <text:p>22.67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/>
        </table:table-row>
      </table:table>
      <table:table table:name="Kosten 4.5.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12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.00 €</text:p>
          </table:table-cell>
          <table:table-cell table:style-name="ce13" table:formula="of:=[.D2]*[.C2]*[.B2]" office:value-type="currency" office:currency="EUR" office:value="800" calcext:value-type="currency">
            <text:p>800.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*[.B8]" office:value-type="currency" office:currency="EUR" office:value="0" calcext:value-type="currency">
            <text:p>0.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*[.B9]" office:value-type="currency" office:currency="EUR" office:value="0" calcext:value-type="currency">
            <text:p>0.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lagen</text:p>
          </table:table-cell>
          <table:table-cell table:formula="of:=[.B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9" calcext:value-type="currency">
            <text:p>6.90 €</text:p>
          </table:table-cell>
          <table:table-cell table:formula="of:=[.D10]*[.C10]*[.B10]" office:value-type="currency" office:currency="EUR" office:value="110.4" calcext:value-type="currency">
            <text:p>110.40 €</text:p>
          </table:table-cell>
          <table:table-cell table:style-name="ce12" table:formula="of:=SUM([.E8:.E10])" office:value-type="currency" office:currency="EUR" office:value="110.4" calcext:value-type="currency">
            <text:p>110.40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3.44" calcext:value-type="currency">
            <text:p>13.44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7.128" calcext:value-type="currency">
            <text:p>7.13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5388" calcext:value-type="currency">
            <text:p>0.54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3.294" calcext:value-type="currency">
            <text:p>3.2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2.1516" calcext:value-type="currency">
            <text:p>2.15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ROUNDUP([.C18]*[.B18])" office:value-type="currency" office:currency="EUR" office:value="7" calcext:value-type="currency">
            <text:p>7.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0" calcext:value-type="currency">
            <text:p>0.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0]*[.C20]*[.B20]" office:value-type="currency" office:currency="EUR" office:value="0" calcext:value-type="currency">
            <text:p>0.00 €</text:p>
          </table:table-cell>
          <table:table-cell table:style-name="ce12" table:formula="of:=SUM([.E13:.E20])" office:value-type="currency" office:currency="EUR" office:value="33.5524" calcext:value-type="currency">
            <text:p>33.55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20" calcext:value-type="float">
            <text:p>20</text:p>
          </table:table-cell>
          <table:table-cell office:value-type="float" office:value="0.23" calcext:value-type="float">
            <text:p>0.23</text:p>
          </table:table-cell>
          <table:table-cell office:value-type="currency" office:currency="EUR" office:value="6.99" calcext:value-type="currency">
            <text:p>6.99 €</text:p>
          </table:table-cell>
          <table:table-cell office:value-type="currency" office:currency="EUR" office:value="35.22" calcext:value-type="currency">
            <text:p>35.22 €</text:p>
          </table:table-cell>
          <table:table-cell/>
          <table:table-cell table:style-name="ce9" table:formula="of:=ROUNDUP([.C23]*[.B23])"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Brot Distler schwabachtaler 1k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12.8" calcext:value-type="currency">
            <text:p>12.8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zen</text:p>
          </table:table-cell>
          <table:table-cell table:formula="of:=[.B2]+[.B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B25]*[.C25]*[.D25]" office:value-type="currency" office:currency="EUR" office:value="13" calcext:value-type="currency">
            <text:p>13.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bre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.4" calcext:value-type="currency">
            <text:p>1.40 €</text:p>
          </table:table-cell>
          <table:table-cell table:formula="of:=[.B26]*[.C26]*[.D26]" office:value-type="currency" office:currency="EUR" office:value="1.4" calcext:value-type="currency">
            <text:p>1.4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7]*[.C27]*[.B27]" office:value-type="currency" office:currency="EUR" office:value="0.79" calcext:value-type="currency">
            <text:p>0.7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2.29" calcext:value-type="currency">
            <text:p>2.29 €</text:p>
          </table:table-cell>
          <table:table-cell table:formula="of:=[.D28]*[.C28]*[.B28]" office:value-type="currency" office:currency="EUR" office:value="2.29" calcext:value-type="currency">
            <text:p>2.2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offelsalat 1k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9]*[.C29]*[.B29]" office:value-type="currency" office:currency="EUR" office:value="4.47" calcext:value-type="currency">
            <text:p>4.47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6.52" calcext:value-type="currency">
            <text:p>16.52 €</text:p>
          </table:table-cell>
          <table:table-cell table:formula="of:=[.B30]*[.C30]*[.D30]" office:value-type="currency" office:currency="EUR" office:value="16.52" calcext:value-type="currency">
            <text:p>16.52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31]*[.C31]*[.B31]" office:value-type="currency" office:currency="EUR" office:value="0" calcext:value-type="currency">
            <text:p>0.00 €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Camembert 100g</text:p>
          </table:table-cell>
          <table:table-cell table:formula="of:=([.B2]+[.B3])/8*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9" calcext:value-type="float">
            <text:p>1.79</text:p>
          </table:table-cell>
          <table:table-cell table:formula="of:=[.B32]*[.C32]*[.D32]" office:value-type="currency" office:currency="EUR" office:value="8.95" calcext:value-type="currency">
            <text:p>8.95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e 100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9" calcext:value-type="float">
            <text:p>1.99</text:p>
          </table:table-cell>
          <table:table-cell table:formula="of:=[.B33]*[.C33]*[.D33]" office:value-type="currency" office:currency="EUR" office:value="3.98" calcext:value-type="currency">
            <text:p>3.98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 60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49" calcext:value-type="float">
            <text:p>1.49</text:p>
          </table:table-cell>
          <table:table-cell table:formula="of:=[.B34]*[.C34]*[.D34]" office:value-type="currency" office:currency="EUR" office:value="1.49" calcext:value-type="currency">
            <text:p>1.4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ürze (paprika, Kuemmel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79" calcext:value-type="float">
            <text:p>1.79</text:p>
          </table:table-cell>
          <table:table-cell table:formula="of:=[.B35]*[.C35]*[.D35]" office:value-type="currency" office:currency="EUR" office:value="1.79" calcext:value-type="currency">
            <text:p>1.7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iebel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.19" calcext:value-type="float">
            <text:p>2.19</text:p>
          </table:table-cell>
          <table:table-cell table:formula="of:=[.B36]*[.C36]*[.D36]" office:value-type="currency" office:currency="EUR" office:value="2.19" calcext:value-type="currency">
            <text:p>2.1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style-name="Default"/>
          <table:table-cell table:style-name="Default" table:formula="of:=1.99*3" office:value-type="float" office:value="5.97" calcext:value-type="float">
            <text:p>5.97</text:p>
          </table:table-cell>
          <table:table-cell table:style-name="ce12" table:formula="of:=SUM([.E23:.E37])" office:value-type="currency" office:currency="EUR" office:value="110.86" calcext:value-type="currency">
            <text:p>110.86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 table:formula="of:=SUM([.F10:.F37])" office:value-type="currency" office:currency="EUR" office:value="254.8124" calcext:value-type="currency">
            <text:p>254.81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2" table:formula="of:=[.E2]-[.F39]" office:value-type="currency" office:currency="EUR" office:value="545.1876" calcext:value-type="currency">
            <text:p>545.19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/>
          <table:table-cell table:number-columns-repeated="2"/>
        </table:table-row>
      </table:table>
      <table:table table:name="Kosten 6.6.19" table:style-name="ta1">
        <table:table-column table:style-name="co3" table:number-columns-repeated="6" table:default-cell-style-name="Default"/>
        <table:table-row table:style-name="ro1">
          <table:table-cell table:style-name="ce11" office:value-type="string" calcext:value-type="string">
            <text:p>Einnahmen</text:p>
          </table:table-cell>
          <table:table-cell table:number-columns-repeated="4"/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Teilnehmer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nschaffungen zusätzl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be</text:p>
          </table:table-cell>
          <table:table-cell office:value-type="float" office:value="2" calcext:value-type="float">
            <text:p>2</text:p>
          </table:table-cell>
          <table:table-cell office:value-type="float" office:value="10.98" calcext:value-type="float">
            <text:p>10.98</text:p>
          </table:table-cell>
          <table:table-cell table:formula="of:=[.B7]*[.C7]" office:value-type="float" office:value="21.96" calcext:value-type="float">
            <text:p>2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D Thermometer</text:p>
          </table:table-cell>
          <table:table-cell office:value-type="float" office:value="1" calcext:value-type="float">
            <text:p>1</text:p>
          </table:table-cell>
          <table:table-cell office:value-type="float" office:value="9.88" calcext:value-type="float">
            <text:p>9.88</text:p>
          </table:table-cell>
          <table:table-cell table:formula="of:=[.B8]*[.C8]" office:value-type="float" office:value="9.88" calcext:value-type="float">
            <text:p>9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öpfe</text:p>
          </table:table-cell>
          <table:table-cell office:value-type="float" office:value="0" calcext:value-type="float">
            <text:p>0</text:p>
          </table:table-cell>
          <table:table-cell office:value-type="float" office:value="21.77" calcext:value-type="float">
            <text:p>21.77</text:p>
          </table:table-cell>
          <table:table-cell table:formula="of:=[.B9]*[.C9]+4.99" office:value-type="float" office:value="4.99" calcext:value-type="float">
            <text:p>4.99</text:p>
          </table:table-cell>
          <table:table-cell/>
          <table:table-cell table:formula="of:=SUM([.D7:.D9])" office:value-type="float" office:value="36.83" calcext:value-type="float">
            <text:p>36.8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Unterlagen</text:p>
          </table:table-cell>
          <table:table-cell table:formula="of:=[.B2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6.9" calcext:value-type="currency">
            <text:p>6.90 €</text:p>
          </table:table-cell>
          <table:table-cell table:number-columns-repeated="2" table:style-name="ce12" office:value-type="currency" office:currency="EUR" office:value="169.6" calcext:value-type="currency">
            <text:p>169.60 €</text:p>
          </table:table-cell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Malz Wiener [kg]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table:style-name="ce12" office:value-type="currency" office:currency="EUR" office:value="1.92" calcext:value-type="currency">
            <text:p>1.92 €</text:p>
          </table:table-cell>
          <table:table-cell table:style-name="ce12" table:formula="of:=[.D15]*[.C15]*[.B15]" office:value-type="currency" office:currency="EUR" office:value="20.16" calcext:value-type="currency">
            <text:p>20.16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style-name="ce12" office:value-type="currency" office:currency="EUR" office:value="1.98" calcext:value-type="currency">
            <text:p>1.98 €</text:p>
          </table:table-cell>
          <table:table-cell table:style-name="ce12" table:formula="of:=[.D16]*[.C16]*[.B16]" office:value-type="currency" office:currency="EUR" office:value="10.692" calcext:value-type="currency">
            <text:p>10.69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office:value-type="float" office:value="6" calcext:value-type="float">
            <text:p>6</text:p>
          </table:table-cell>
          <table:table-cell table:formula="of:=3/100" office:value-type="float" office:value="0.03" calcext:value-type="float">
            <text:p>0.03</text:p>
          </table:table-cell>
          <table:table-cell table:style-name="ce12" office:value-type="currency" office:currency="EUR" office:value="4.49" calcext:value-type="currency">
            <text:p>4.49 €</text:p>
          </table:table-cell>
          <table:table-cell table:style-name="ce12" table:formula="of:=[.D17]*[.C17]*[.B17]" office:value-type="currency" office:currency="EUR" office:value="0.8082" calcext:value-type="currency">
            <text:p>0.81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office:value-type="float" office:value="6" calcext:value-type="float">
            <text:p>6</text:p>
          </table:table-cell>
          <table:table-cell table:formula="of:=15/100" office:value-type="float" office:value="0.15" calcext:value-type="float">
            <text:p>0.15</text:p>
          </table:table-cell>
          <table:table-cell table:style-name="ce12" office:value-type="currency" office:currency="EUR" office:value="5.49" calcext:value-type="currency">
            <text:p>5.49 €</text:p>
          </table:table-cell>
          <table:table-cell table:style-name="ce12" table:formula="of:=[.D18]*[.C18]*[.B18]" office:value-type="currency" office:currency="EUR" office:value="4.941" calcext:value-type="currency">
            <text:p>4.94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office:value-type="float" office:value="6" calcext:value-type="float">
            <text:p>6</text:p>
          </table:table-cell>
          <table:table-cell table:formula="of:=11/100" office:value-type="float" office:value="0.11" calcext:value-type="float">
            <text:p>0.11</text:p>
          </table:table-cell>
          <table:table-cell table:style-name="ce12" office:value-type="currency" office:currency="EUR" office:value="4.89" calcext:value-type="currency">
            <text:p>4.89 €</text:p>
          </table:table-cell>
          <table:table-cell table:style-name="ce12" table:formula="of:=[.D19]*[.C19]*[.B19]" office:value-type="currency" office:currency="EUR" office:value="3.2274" calcext:value-type="currency">
            <text:p>3.23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style-name="ce12" office:value-type="currency" office:currency="EUR" office:value="3.5" calcext:value-type="currency">
            <text:p>3.50 €</text:p>
          </table:table-cell>
          <table:table-cell table:style-name="ce12" table:formula="of:=[.D20]*ROUNDUP([.C20]*[.B20])" office:value-type="currency" office:currency="EUR" office:value="10.5" calcext:value-type="currency">
            <text:p>10.5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currency" office:currency="EUR" office:value="5.99" calcext:value-type="currency">
            <text:p>5.99 €</text:p>
          </table:table-cell>
          <table:table-cell table:style-name="ce12" table:formula="of:=[.D21]*[.C21]*[.B21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EUR" office:value="0.99" calcext:value-type="currency">
            <text:p>0.99 €</text:p>
          </table:table-cell>
          <table:table-cell table:style-name="ce12" table:formula="of:=[.D22]*[.C22]*[.B22]" office:value-type="currency" office:currency="EUR" office:value="0" calcext:value-type="currency">
            <text:p>0.00 €</text:p>
          </table:table-cell>
          <table:table-cell table:style-name="ce12" table:formula="of:=SUM([.E15:.E22])" office:value-type="currency" office:currency="EUR" office:value="56.3186" calcext:value-type="currency">
            <text:p>56.32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currency" office:currency="EUR" office:value="16.52" calcext:value-type="currency">
            <text:p>16.52 €</text:p>
          </table:table-cell>
          <table:table-cell/>
          <table:table-cell table:style-name="ce12" table:formula="of:=[.B24]*[.C24]*[.D24]" office:value-type="currency" office:currency="EUR" office:value="16.52" calcext:value-type="currency">
            <text:p>16.52 €</text:p>
          </table:table-cell>
        </table:table-row>
        <table:table-row table:style-name="ro1">
          <table:table-cell table:number-columns-repeated="5"/>
          <table:table-cell table:style-name="ce12" table:formula="of:=SUM([.F2:.F22])" office:value-type="currency" office:currency="EUR" office:value="262.7486" calcext:value-type="currency">
            <text:p>262.75 €</text:p>
          </table:table-cell>
        </table:table-row>
        <table:table-row table:style-name="ro1">
          <table:table-cell table:style-name="ce11" office:value-type="string" calcext:value-type="string">
            <text:p>Gewinn</text:p>
          </table:table-cell>
          <table:table-cell table:number-columns-repeated="4"/>
          <table:table-cell table:style-name="ce12" table:formula="of:=[.F1]-SUM([.F9:.F24])" office:value-type="currency" office:currency="EUR" office:value="1020.7314" calcext:value-type="currency">
            <text:p>1'020.73 €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.00.0000</text:date>, <text:time style:data-style-name="N2" text:time-value="22:12:45.96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5-27T22:18:20.089000000</dc:date>
    <meta:editing-duration>PT5H26S</meta:editing-duration>
    <meta:editing-cycles>79</meta:editing-cycles>
    <meta:generator>LibreOffice/6.1.0.3$Windows_X86_64 LibreOffice_project/efb621ed25068d70781dc026f7e9c5187a4decd1</meta:generator>
    <meta:print-date>2019-03-13T15:48:39.991000000</meta:print-date>
    <meta:document-statistic meta:table-count="7" meta:cell-count="753" meta:object-count="0"/>
  </office:meta>
</office:document-meta>
</file>